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officeooo:rsid="00166fe8" officeooo:paragraph-rsid="00166fe8" style:font-size-asian="20pt" style:font-size-complex="20pt"/>
    </style:style>
    <style:style style:name="P3" style:family="paragraph" style:parent-style-name="Standard">
      <style:paragraph-properties fo:text-align="center" style:justify-single-word="false"/>
      <style:text-properties fo:font-size="16pt" officeooo:rsid="00166fe8" officeooo:paragraph-rsid="00166fe8" style:font-size-asian="16pt" style:font-size-complex="16pt"/>
    </style:style>
    <style:style style:name="P4" style:family="paragraph" style:parent-style-name="Standard">
      <style:paragraph-properties fo:text-align="justify" style:justify-single-word="false"/>
      <style:text-properties fo:font-size="16pt" fo:language="es" fo:country="ES" officeooo:rsid="00190d67" officeooo:paragraph-rsid="00190d67" style:font-size-asian="14pt" style:font-size-complex="16pt"/>
    </style:style>
    <style:style style:name="P5" style:family="paragraph" style:parent-style-name="Standard">
      <style:paragraph-properties fo:text-align="justify" style:justify-single-word="false"/>
      <style:text-properties fo:font-size="16pt" fo:language="es" fo:country="ES" officeooo:rsid="001b1612" officeooo:paragraph-rsid="001b1612" style:font-size-asian="14pt" style:font-size-complex="16pt"/>
    </style:style>
    <style:style style:name="P6" style:family="paragraph" style:parent-style-name="Standard">
      <style:paragraph-properties fo:text-align="justify" style:justify-single-word="false"/>
      <style:text-properties fo:font-size="16pt" fo:language="es" fo:country="ES" officeooo:rsid="001d9f56" officeooo:paragraph-rsid="001d9f56" style:font-size-asian="14pt" style:font-size-complex="16pt"/>
    </style:style>
    <style:style style:name="P7" style:family="paragraph" style:parent-style-name="Standard">
      <style:paragraph-properties fo:text-align="justify" style:justify-single-word="false"/>
      <style:text-properties fo:font-size="16pt" fo:language="es" fo:country="ES" fo:font-weight="bold" officeooo:rsid="00190d67" officeooo:paragraph-rsid="00190d67" style:font-size-asian="14pt" style:font-weight-asian="bold" style:font-size-complex="16pt" style:font-weight-complex="bold"/>
    </style:style>
    <style:style style:name="P8" style:family="paragraph" style:parent-style-name="Standard">
      <style:paragraph-properties fo:text-align="justify" style:justify-single-word="false"/>
      <style:text-properties fo:font-size="16pt" fo:language="es" fo:country="ES" officeooo:rsid="00214b50" officeooo:paragraph-rsid="00214b50" style:font-size-asian="16pt" style:font-size-complex="16pt"/>
    </style:style>
    <style:style style:name="P9" style:family="paragraph" style:parent-style-name="Standard">
      <style:paragraph-properties fo:text-align="justify" style:justify-single-word="false"/>
      <style:text-properties fo:font-size="16pt" fo:language="es" fo:country="ES" officeooo:rsid="00242400" officeooo:paragraph-rsid="00242400" style:font-size-asian="16pt" style:font-size-complex="16pt"/>
    </style:style>
    <style:style style:name="P10" style:family="paragraph" style:parent-style-name="Standard">
      <style:paragraph-properties fo:text-align="center" style:justify-single-word="false"/>
      <style:text-properties fo:font-size="14pt" officeooo:rsid="00166fe8" officeooo:paragraph-rsid="00166fe8" style:font-size-asian="14pt" style:font-size-complex="14pt"/>
    </style:style>
    <style:style style:name="P11" style:family="paragraph" style:parent-style-name="Standard">
      <style:paragraph-properties fo:text-align="justify" style:justify-single-word="false"/>
      <style:text-properties fo:font-size="14pt" fo:language="es" fo:country="ES" officeooo:rsid="00190d67" officeooo:paragraph-rsid="00190d67" style:font-size-asian="12.25pt" style:font-size-complex="14pt"/>
    </style:style>
    <style:style style:name="P12" style:family="paragraph" style:parent-style-name="Standard">
      <style:paragraph-properties fo:text-align="justify" style:justify-single-word="false"/>
      <style:text-properties fo:font-size="12pt" fo:language="es" fo:country="ES" officeooo:rsid="001761e2" officeooo:paragraph-rsid="001761e2" style:font-size-asian="12pt" style:font-size-complex="12pt"/>
    </style:style>
    <style:style style:name="P13" style:family="paragraph" style:parent-style-name="Standard">
      <style:paragraph-properties fo:text-align="justify" style:justify-single-word="false"/>
      <style:text-properties fo:font-size="12pt" fo:language="es" fo:country="ES" officeooo:rsid="001761e2" officeooo:paragraph-rsid="00190d67" style:font-size-asian="12pt" style:font-size-complex="12pt"/>
    </style:style>
    <style:style style:name="P14" style:family="paragraph" style:parent-style-name="Standard">
      <style:paragraph-properties fo:text-align="justify" style:justify-single-word="false"/>
      <style:text-properties fo:font-size="12pt" fo:language="es" fo:country="ES" officeooo:rsid="00190d67" officeooo:paragraph-rsid="00190d67" style:font-size-asian="12pt" style:font-size-complex="12pt"/>
    </style:style>
    <style:style style:name="P15" style:family="paragraph" style:parent-style-name="Standard">
      <style:paragraph-properties fo:text-align="justify" style:justify-single-word="false"/>
      <style:text-properties fo:font-size="12pt" fo:language="es" fo:country="ES" officeooo:rsid="001c5c69" officeooo:paragraph-rsid="001c5c69" style:font-size-asian="12pt" style:font-size-complex="12pt"/>
    </style:style>
    <style:style style:name="P16" style:family="paragraph" style:parent-style-name="Standard">
      <style:paragraph-properties fo:text-align="justify" style:justify-single-word="false"/>
      <style:text-properties fo:font-size="12pt" fo:language="es" fo:country="ES" officeooo:rsid="001b12a0" officeooo:paragraph-rsid="001b12a0" style:font-size-asian="10.5pt" style:font-size-complex="12pt"/>
    </style:style>
    <style:style style:name="P17" style:family="paragraph" style:parent-style-name="Standard">
      <style:paragraph-properties fo:text-align="justify" style:justify-single-word="false"/>
      <style:text-properties fo:font-size="12pt" fo:language="es" fo:country="ES" officeooo:rsid="001c05f7" officeooo:paragraph-rsid="001c05f7" style:font-size-asian="10.5pt" style:font-size-complex="12pt"/>
    </style:style>
    <style:style style:name="P18" style:family="paragraph" style:parent-style-name="Standard">
      <style:paragraph-properties fo:text-align="justify" style:justify-single-word="false"/>
      <style:text-properties fo:font-size="12pt" fo:language="es" fo:country="ES" officeooo:rsid="001c05f7" officeooo:paragraph-rsid="001d7c61" style:font-size-asian="10.5pt" style:font-size-complex="12pt"/>
    </style:style>
    <style:style style:name="P19" style:family="paragraph" style:parent-style-name="Standard">
      <style:paragraph-properties fo:text-align="justify" style:justify-single-word="false"/>
      <style:text-properties fo:font-size="12pt" fo:language="es" fo:country="ES" officeooo:rsid="001d9f56" officeooo:paragraph-rsid="001d9f56" style:font-size-asian="10.5pt" style:font-size-complex="12pt"/>
    </style:style>
    <style:style style:name="P20" style:family="paragraph" style:parent-style-name="Standard">
      <style:paragraph-properties fo:text-align="justify" style:justify-single-word="false"/>
      <style:text-properties fo:font-size="12pt" fo:language="es" fo:country="ES" officeooo:rsid="001fcdc6" officeooo:paragraph-rsid="001fcdc6" style:font-size-asian="10.5pt" style:font-size-complex="12pt"/>
    </style:style>
    <style:style style:name="P21" style:family="paragraph" style:parent-style-name="Standard" style:list-style-name="L7">
      <style:paragraph-properties fo:text-align="justify" style:justify-single-word="false"/>
      <style:text-properties fo:font-size="12pt" fo:language="es" fo:country="ES" officeooo:rsid="001fcdc6" officeooo:paragraph-rsid="001fcdc6" style:font-size-asian="10.5pt" style:font-size-complex="12pt"/>
    </style:style>
    <style:style style:name="P22" style:family="paragraph" style:parent-style-name="Standard" style:list-style-name="L7">
      <style:paragraph-properties fo:text-align="justify" style:justify-single-word="false"/>
      <style:text-properties fo:font-size="12pt" fo:language="es" fo:country="ES" officeooo:rsid="001fcdc6" officeooo:paragraph-rsid="002059b2" style:font-size-asian="10.5pt" style:font-size-complex="12pt"/>
    </style:style>
    <style:style style:name="P23" style:family="paragraph" style:parent-style-name="Standard" style:list-style-name="L7">
      <style:paragraph-properties fo:text-align="justify" style:justify-single-word="false"/>
      <style:text-properties fo:font-size="12pt" fo:language="es" fo:country="ES" officeooo:rsid="00214b50" officeooo:paragraph-rsid="00214b50" style:font-size-asian="10.5pt" style:font-size-complex="12pt"/>
    </style:style>
    <style:style style:name="P24" style:family="paragraph" style:parent-style-name="Standard">
      <style:paragraph-properties fo:text-align="justify" style:justify-single-word="false"/>
      <style:text-properties fo:font-size="12pt" fo:language="es" fo:country="ES" officeooo:rsid="00214b50" officeooo:paragraph-rsid="00214b50" style:font-size-asian="10.5pt" style:font-size-complex="12pt"/>
    </style:style>
    <style:style style:name="P25" style:family="paragraph" style:parent-style-name="Standard">
      <style:paragraph-properties fo:text-align="justify" style:justify-single-word="false"/>
      <style:text-properties fo:font-size="12pt" fo:language="es" fo:country="ES" officeooo:rsid="00234257" officeooo:paragraph-rsid="00234257" style:font-size-asian="10.5pt" style:font-size-complex="12pt"/>
    </style:style>
    <style:style style:name="P26" style:family="paragraph" style:parent-style-name="Standard" style:list-style-name="L8">
      <style:paragraph-properties fo:text-align="justify" style:justify-single-word="false"/>
      <style:text-properties fo:font-size="12pt" fo:language="es" fo:country="ES" officeooo:rsid="00234257" officeooo:paragraph-rsid="00234257" style:font-size-asian="10.5pt" style:font-size-complex="12pt"/>
    </style:style>
    <style:style style:name="P27" style:family="paragraph" style:parent-style-name="Standard" style:list-style-name="L8">
      <style:paragraph-properties fo:text-align="justify" style:justify-single-word="false"/>
      <style:text-properties fo:font-size="12pt" fo:language="es" fo:country="ES" officeooo:rsid="00242400" officeooo:paragraph-rsid="00242400" style:font-size-asian="10.5pt" style:font-size-complex="12pt"/>
    </style:style>
    <style:style style:name="P28" style:family="paragraph" style:parent-style-name="Standard">
      <style:paragraph-properties fo:text-align="justify" style:justify-single-word="false"/>
      <style:text-properties fo:font-size="12pt" fo:language="es" fo:country="ES" officeooo:rsid="00242400" officeooo:paragraph-rsid="00242400" style:font-size-asian="10.5pt" style:font-size-complex="12pt"/>
    </style:style>
    <style:style style:name="P29" style:family="paragraph" style:parent-style-name="Standard" style:list-style-name="L2">
      <style:paragraph-properties fo:text-align="justify" style:justify-single-word="false"/>
      <style:text-properties officeooo:paragraph-rsid="001d7c61"/>
    </style:style>
    <style:style style:name="P30" style:family="paragraph" style:parent-style-name="Standard" style:list-style-name="L3">
      <style:paragraph-properties fo:text-align="justify" style:justify-single-word="false"/>
      <style:text-properties officeooo:paragraph-rsid="001d7c61"/>
    </style:style>
    <style:style style:name="P31" style:family="paragraph" style:parent-style-name="Standard" style:list-style-name="L4">
      <style:paragraph-properties fo:text-align="justify" style:justify-single-word="false"/>
      <style:text-properties officeooo:paragraph-rsid="001d7c61"/>
    </style:style>
    <style:style style:name="P32" style:family="paragraph" style:parent-style-name="Standard" style:list-style-name="L5">
      <style:paragraph-properties fo:text-align="justify" style:justify-single-word="false"/>
      <style:text-properties officeooo:paragraph-rsid="001d7c61"/>
    </style:style>
    <style:style style:name="P33" style:family="paragraph" style:parent-style-name="Standard" style:list-style-name="L6">
      <style:paragraph-properties fo:text-align="justify" style:justify-single-word="false"/>
      <style:text-properties officeooo:paragraph-rsid="001d7c61"/>
    </style:style>
    <style:style style:name="P34" style:family="paragraph" style:parent-style-name="Standard">
      <style:paragraph-properties fo:text-align="justify" style:justify-single-word="false"/>
      <style:text-properties style:font-name="Liberation Serif" fo:font-size="12pt" officeooo:paragraph-rsid="001b1612" style:font-size-asian="12pt" style:font-size-complex="12pt"/>
    </style:style>
    <style:style style:name="P35" style:family="paragraph" style:parent-style-name="Standard">
      <style:paragraph-properties fo:text-align="justify" style:justify-single-word="false"/>
      <style:text-properties style:font-name="Liberation Serif" fo:font-size="12pt" officeooo:paragraph-rsid="001bd525" style:font-size-asian="12pt" style:font-size-complex="12pt"/>
    </style:style>
    <style:style style:name="P36" style:family="paragraph" style:parent-style-name="Standard" style:list-style-name="L2">
      <style:paragraph-properties fo:text-align="justify" style:justify-single-word="false"/>
      <style:text-properties fo:font-weight="bold" officeooo:rsid="001d7c61" officeooo:paragraph-rsid="001d7c61" style:font-weight-asian="bold" style:font-weight-complex="bold"/>
    </style:style>
    <style:style style:name="P37" style:family="paragraph" style:parent-style-name="Standard" style:list-style-name="L5">
      <style:paragraph-properties fo:text-align="justify" style:justify-single-word="false"/>
      <style:text-properties fo:font-weight="bold" officeooo:paragraph-rsid="001d7c61" style:font-weight-asian="bold" style:font-weight-complex="bold"/>
    </style:style>
    <style:style style:name="T1" style:family="text">
      <style:text-properties officeooo:rsid="001761e2"/>
    </style:style>
    <style:style style:name="T2" style:family="text">
      <style:text-properties fo:font-size="12pt" fo:language="es" fo:country="ES" officeooo:rsid="001761e2" style:font-size-asian="12pt" style:font-size-complex="12pt"/>
    </style:style>
    <style:style style:name="T3" style:family="text">
      <style:text-properties fo:font-size="12pt" fo:language="es" fo:country="ES" officeooo:rsid="00190d67" style:font-size-asian="12pt" style:font-size-complex="12pt"/>
    </style:style>
    <style:style style:name="T4" style:family="text">
      <style:text-properties fo:font-size="12pt" fo:language="es" fo:country="ES" officeooo:rsid="001c5c69" style:font-size-asian="12pt" style:font-size-complex="12pt"/>
    </style:style>
    <style:style style:name="T5" style:family="text">
      <style:text-properties fo:font-size="12pt" fo:language="es" fo:country="ES" officeooo:rsid="001d7c61" style:font-size-asian="12pt" style:font-size-complex="12pt"/>
    </style:style>
    <style:style style:name="T6" style:family="text">
      <style:text-properties fo:font-size="12pt" fo:language="es" fo:country="ES" style:font-size-asian="10.5pt" style:font-size-complex="12pt"/>
    </style:style>
    <style:style style:name="T7" style:family="text">
      <style:text-properties fo:font-size="12pt" fo:language="es" fo:country="ES" officeooo:rsid="001c05f7" style:font-size-asian="10.5pt" style:font-size-complex="12pt"/>
    </style:style>
    <style:style style:name="T8" style:family="text">
      <style:text-properties fo:font-size="12pt" fo:language="es" fo:country="ES" officeooo:rsid="001c5c69" style:font-size-asian="10.5pt" style:font-size-complex="12pt"/>
    </style:style>
    <style:style style:name="T9" style:family="text">
      <style:text-properties fo:font-size="12pt" fo:language="es" fo:country="ES" officeooo:rsid="001d7c61" style:font-size-asian="10.5pt" style:font-size-complex="12pt"/>
    </style:style>
    <style:style style:name="T10" style:family="text">
      <style:text-properties fo:font-size="12pt" fo:language="es" fo:country="ES" officeooo:rsid="001d9f56" style:font-size-asian="10.5pt" style:font-size-complex="12pt"/>
    </style:style>
    <style:style style:name="T11" style:family="text">
      <style:text-properties fo:font-size="12pt" fo:language="es" fo:country="ES" officeooo:rsid="001e8842" style:font-size-asian="10.5pt" style:font-size-complex="12pt"/>
    </style:style>
    <style:style style:name="T12" style:family="text">
      <style:text-properties fo:font-size="12pt" fo:language="es" fo:country="ES" fo:font-weight="bold" officeooo:rsid="001c5c69" style:font-size-asian="10.5pt" style:font-weight-asian="bold" style:font-size-complex="12pt" style:font-weight-complex="bold"/>
    </style:style>
    <style:style style:name="T13" style:family="text">
      <style:text-properties fo:font-size="12pt" fo:language="es" fo:country="ES" fo:font-weight="bold" officeooo:rsid="001c05f7" style:font-size-asian="10.5pt" style:font-weight-asian="bold" style:font-size-complex="12pt" style:font-weight-complex="bold"/>
    </style:style>
    <style:style style:name="T14" style:family="text">
      <style:text-properties fo:font-size="12pt" fo:language="es" fo:country="ES" fo:font-weight="bold" officeooo:rsid="001c5c69" style:font-size-asian="12pt" style:font-weight-asian="bold" style:font-size-complex="12pt" style:font-weight-complex="bold"/>
    </style:style>
    <style:style style:name="T15" style:family="text">
      <style:text-properties fo:font-size="12pt" fo:language="es" fo:country="ES" fo:font-weight="bold" officeooo:rsid="001d7c61" style:font-size-asian="12pt" style:font-weight-asian="bold" style:font-size-complex="12pt" style:font-weight-complex="bold"/>
    </style:style>
    <style:style style:name="T16" style:family="text">
      <style:text-properties fo:font-size="12pt" fo:language="es" fo:country="ES" fo:font-weight="normal" style:font-size-asian="10.5pt" style:font-weight-asian="normal" style:font-size-complex="12pt" style:font-weight-complex="normal"/>
    </style:style>
    <style:style style:name="T17" style:family="text">
      <style:text-properties fo:font-size="12pt" fo:language="es" fo:country="ES" fo:font-weight="normal" officeooo:rsid="001d9f56" style:font-size-asian="10.5pt" style:font-weight-asian="normal" style:font-size-complex="12pt" style:font-weight-complex="normal"/>
    </style:style>
    <style:style style:name="T18" style:family="text">
      <style:text-properties fo:language="es" fo:country="ES" officeooo:rsid="001b1612"/>
    </style:style>
    <style:style style:name="T19" style:family="text">
      <style:text-properties officeooo:rsid="00190d67"/>
    </style:style>
    <style:style style:name="T20" style:family="text">
      <style:text-properties fo:font-variant="normal" fo:text-transform="none" fo:color="#222222" loext:opacity="100%" fo:letter-spacing="normal" fo:font-style="normal" fo:font-weight="normal"/>
    </style:style>
    <style:style style:name="T21" style:family="text">
      <style:text-properties fo:font-variant="normal" fo:text-transform="none" fo:color="#222222" loext:opacity="100%" fo:letter-spacing="normal" fo:font-style="normal" fo:font-weight="normal" officeooo:rsid="001bd525" style:font-size-asian="12pt" style:font-size-complex="12pt"/>
    </style:style>
    <style:style style:name="T22" style:family="text">
      <style:text-properties fo:font-variant="normal" fo:text-transform="none" fo:color="#222222" loext:opacity="100%" fo:letter-spacing="normal" fo:font-style="normal" fo:font-weight="normal" officeooo:rsid="001bd525"/>
    </style:style>
    <style:style style:name="T23" style:family="text">
      <style:text-properties fo:color="#222222" loext:opacity="100%" fo:letter-spacing="normal" fo:font-style="italic" fo:font-weight="normal"/>
    </style:style>
    <style:style style:name="T24" style:family="text">
      <style:text-properties officeooo:rsid="001c05f7"/>
    </style:style>
    <style:style style:name="T25" style:family="text">
      <style:text-properties officeooo:rsid="001d7c61"/>
    </style:style>
    <style:style style:name="T26" style:family="text">
      <style:text-properties fo:font-weight="bold" style:font-weight-asian="bold" style:font-weight-complex="bold"/>
    </style:style>
    <style:style style:name="T27" style:family="text">
      <style:text-properties officeooo:rsid="001fcdc6"/>
    </style:style>
    <style:style style:name="T28" style:family="text">
      <style:text-properties officeooo:rsid="002059b2"/>
    </style:style>
    <style:style style:name="T29" style:family="text">
      <style:text-properties officeooo:rsid="00214b50"/>
    </style:style>
    <style:style style:name="T30" style:family="text">
      <style:text-properties officeooo:rsid="002424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plicaciones de Análisis</text:p>
      <text:p text:style-name="P3">Práctica 1: Ensayo sobre calidad de datos en la anotación de textos</text:p>
      <text:p text:style-name="P10">Daniel Pérez Efremov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text:soft-page-break/>Introducción</text:p>
      <text:p text:style-name="P4"/>
      <text:p text:style-name="P12">El procesa<text:span text:style-name="T19">do</text:span> de lenguaje natural es el campo que estudia el lenguaje oral o escrito <text:span text:style-name="T29">[1]</text:span> desde el punto de vista computacional, con el objetivo de desarrollar sistemas que puedan realizar tareas que requieran análisis o interpretación de textos <text:span text:style-name="T19">con calidad similar al que tendría un humano.</text:span></text:p>
      <text:p text:style-name="P12"/>
      <text:p text:style-name="P12">Este campo utiliza técnicas de análisis cuantitativas con tres componentes necesarios:</text:p>
      <text:p text:style-name="P12"/>
      <text:list xml:id="list3630837433" text:style-name="L4">
        <text:list-item>
          <text:p text:style-name="P31"><text:span text:style-name="T3">Input: </text:span><text:span text:style-name="T2">Textos que contienen la información a analizar</text:span></text:p>
        </text:list-item>
        <text:list-item>
          <text:p text:style-name="P31"><text:span text:style-name="T2">Metodología de análisis </text:span><text:span text:style-name="T3">que se pueda implementar en un ordenador</text:span></text:p>
        </text:list-item>
        <text:list-item>
          <text:p text:style-name="P31"><text:span text:style-name="T2">Output: qué se espera obtener </text:span><text:span text:style-name="T3">de la tarea</text:span></text:p>
        </text:list-item>
      </text:list>
      <text:p text:style-name="P12"/>
      <text:p text:style-name="P14">Cuando se ponen en conjunto tanto el input como el output esperado, se tiene un corpus de entrenamiento para realizar una tarea concreta. <text:span text:style-name="T24">Un ejemplo sencillo es reconocer sentimientos en un texto. Para este probema se necesita</text:span><text:span text:style-name="T1">:</text:span></text:p>
      <text:p text:style-name="P13"/>
      <text:list xml:id="list153011775" text:style-name="L3">
        <text:list-item>
          <text:p text:style-name="P30"><text:span text:style-name="T3">Input: Textos que reflejen un sentimiento </text:span></text:p>
        </text:list-item>
        <text:list-item>
          <text:p text:style-name="P30"><text:span text:style-name="T3">Output: El sentimiento reflejado en el texto </text:span><text:span text:style-name="T4">(anotaciones)</text:span></text:p>
        </text:list-item>
        <text:list-item>
          <text:p text:style-name="P30"><text:span text:style-name="T3">Metodología de análisis: Pipeline de procesado del texto</text:span></text:p>
        </text:list-item>
      </text:list>
      <text:p text:style-name="P14"/>
      <text:p text:style-name="P14">En este ensayo nos centraremos en qué se entiende por “corpus de calidad”, riesgos presentes durante la recolección y cuáles son las estrategias más efectivas para conseguirlos.</text:p>
      <text:p text:style-name="P11"/>
      <text:p text:style-name="P7">Ejes para analizar la calidad de un corpus</text:p>
      <text:p text:style-name="P4"/>
      <text:p text:style-name="P17">La calidad de un corpus <text:span text:style-name="T25">para resolver un problema, s</text:span>e puede analizar desde dos puntos de vista: texto y anotaciones.</text:p>
      <text:p text:style-name="P16"/>
      <text:p text:style-name="P18">Se entiende que los textos son de calidad cuando cumplen <text:span text:style-name="T25">las propiedades</text:span>:</text:p>
      <text:p text:style-name="P18"/>
      <text:list xml:id="list2227304817" text:style-name="L2">
        <text:list-item>
          <text:p text:style-name="P29"><text:span text:style-name="T12">Representatividad</text:span><text:span text:style-name="T8">. Los textos deben recoger </text:span><text:span text:style-name="T9">expresiones en lenguaje natural </text:span><text:span text:style-name="T10">que representen fielmente las nociones objetivo y </text:span><text:span text:style-name="T9">en el contexto que se requier</text:span><text:span text:style-name="T10">a</text:span><text:span text:style-name="T9"> para el problema. </text:span></text:p>
        </text:list-item>
        <text:list-item>
          <text:p text:style-name="P29"><text:span text:style-name="T12">Tamaño</text:span><text:span text:style-name="T8">. </text:span><text:span text:style-name="T9">Debe haber una cantidad suficientemente grande de textos para observar todos los posibles fenomenos a estudiar en el problema </text:span><text:span text:style-name="T10">con una frecuencia razonable.</text:span></text:p>
        </text:list-item>
        <text:list-item>
          <text:p text:style-name="P36"><text:span text:style-name="T6">Documentación. </text:span><text:span text:style-name="T16">Se debe de poder trazar el origen de todos los textos y, </text:span><text:span text:style-name="T17">en su caso,</text:span><text:span text:style-name="T16"> los criterios de selección </text:span><text:span text:style-name="T17">de textos </text:span><text:span text:style-name="T16">deben publicarse a fin de detectar y medir sesgos.</text:span></text:p>
        </text:list-item>
      </text:list>
      <text:p text:style-name="P17"/>
      <text:p text:style-name="P17">Se entiende que las anotaciones son de calidad cuando cumplen las propiedades:</text:p>
      <text:p text:style-name="P17"/>
      <text:list xml:id="list2799679835" text:style-name="L5">
        <text:list-item>
          <text:p text:style-name="P32"><text:span text:style-name="T13">Realismo</text:span><text:span text:style-name="T7">. </text:span><text:span text:style-name="T9">Las anotaciones de los textos deben ser categorías cuidadosamente seleccionadas para resolver el problema. En [2] se da un ejemplo haciendo alusión a un diccionario. Una etiqueta basada en la </text:span><text:span text:style-name="T11">parte</text:span><text:span text:style-name="T9"> de</text:span><text:span text:style-name="T11">l</text:span><text:span text:style-name="T9"> diccionario </text:span><text:span text:style-name="T11">usual </text:span><text:span text:style-name="T9">a la que pertenecen, siempre se podrá </text:span><text:span text:style-name="T11">automatizar</text:span><text:span text:style-name="T9"> con éxito, pero no es ni realista ni util para un problema real.</text:span></text:p>
        </text:list-item>
        <text:list-item>
          <text:p text:style-name="P37"><text:span text:style-name="T7">Precisión. </text:span><text:span text:style-name="T17">No puede existir ambigüedad entre dos etiquetas de un mismo tipo en un corpus.</text:span></text:p>
        </text:list-item>
        <text:list-item>
          <text:p text:style-name="P32"><text:span text:style-name="T13">Consistencia</text:span><text:span text:style-name="T7">. </text:span><text:span text:style-name="T10">Las etiquetas empleadas deben ser suficientemente genéricas y estables para ser aplicadas sobre un texto a largo plazo.</text:span></text:p>
        </text:list-item>
      </text:list>
      <text:p text:style-name="P4"/>
      <text:p text:style-name="P15">Por último, tanto las anotaciones como los textos deben cumplir:</text:p>
      <text:p text:style-name="P15"/>
      <text:list xml:id="list148522534" text:style-name="L6">
        <text:list-item>
          <text:p text:style-name="P33"><text:soft-page-break/><text:span text:style-name="T14">Completitud</text:span><text:span text:style-name="T4">. </text:span><text:span text:style-name="T5">Todos los registros del corpus deben contener tanto el texto como su anotación en formato estándar para poder tratarlos computacionalmente</text:span></text:p>
        </text:list-item>
        <text:list-item>
          <text:p text:style-name="P33"><text:span text:style-name="T15">Balance</text:span><text:span text:style-name="T5">. Todas las anotaciones y textos deben guardar una proporción razonable entre distintos fenomenos a medir para evitar sesgos.</text:span></text:p>
        </text:list-item>
      </text:list>
      <text:p text:style-name="P15"/>
      <text:p text:style-name="P6">Riesgos <text:span text:style-name="T27">asociados a la calidad de </text:span><text:span text:style-name="T29">datos</text:span><text:span text:style-name="T27"> </text:span><text:span text:style-name="T29">anotados</text:span></text:p>
      <text:p text:style-name="P6"/>
      <text:p text:style-name="P20">Cuando se recolectan textos para elaborar un corpus con el objetivo de resolver un problema, existen varios riesgos a tener en cuenta. En general, los riesgos de calidad de un corpus anotado estan intimamente relacionados con las anotaciones de los textos recabados, ya que experimentalmente se puede controlar muy bien el origen, documentacion y cantidad de los textos recabados.</text:p>
      <text:p text:style-name="P20"/>
      <text:p text:style-name="P20">En primer lugar, los procesos de anotación suelen tener un componente experto, donde un especialista realiza una primera anotación de referencia para ajustar modelos cuantitativos que resu<text:span text:style-name="T29">e</text:span>lvan el problema automáticamente. En este proceso manual, se debe prestar atención a varios factores:</text:p>
      <text:p text:style-name="P20"/>
      <text:list xml:id="list2753529529" text:style-name="L7">
        <text:list-item>
          <text:p text:style-name="P21"><text:span text:style-name="T26">Diferencias de criterio entre distintos anotadores. </text:span>La visión y conocimiento del dominio de conocmiento que se esta tratando puede llevar a discrepancias en las anotaciones de un texto entre los humanos. Se debe analizar la concordancia entre anotadores para no trasladar sesgos ni introducir ruido en los corpus.</text:p>
        </text:list-item>
        <text:list-item>
          <text:p text:style-name="P22"><text:span text:style-name="T26">Consistencia de las etiquetas.</text:span> <text:span text:style-name="T28">En ocasiones las etiquetas empleadas pueden describir nociones muy similares y confundirse, tambien pueden ser demasiado complejas y no ser practicas para el problema, o bien un mismo anotador puede cambiar de criterio con el tiempo y se introduzca sesgo en un corpus. Para garantizar la homogeneidad de criterio y persistencia a largo plazo, se debe dejar constancia de los criterios de etiquetado de los datos y someterlo a revisión continua.</text:span></text:p>
        </text:list-item>
        <text:list-item>
          <text:p text:style-name="P23"><text:span text:style-name="T26">Cambio en la noción a medir.</text:span> En la práctica, las realidades a medir cambian por motivos transitorios o se expresan de distinta forma (slang terms, fashions, etc) por lo que un sistema NLP puede volverse obsoleto si no se elige un sistema correcto de etiquetado que persista los cambios o se defina un correcto sistema de reentramiento de los sistemas con nuevos textos.</text:p>
        </text:list-item>
      </text:list>
      <text:p text:style-name="P24"/>
      <text:p text:style-name="P8">Estrategias para anotar textos</text:p>
      <text:p text:style-name="P24"/>
      <text:p text:style-name="P24">Existen varias estrategias para anotar textos cumpliendo las propiedades antes descritas y minimizar los riesgos descritos anteriormente.</text:p>
      <text:p text:style-name="P24"/>
      <text:p text:style-name="P25">En general, para producir textos anotados de calidad se debe estandarizar el proceso de anotación mediante varias medidas:</text:p>
      <text:p text:style-name="P25"/>
      <text:list xml:id="list1706320462" text:style-name="L8">
        <text:list-item>
          <text:p text:style-name="P26"><text:span text:style-name="T26">Definir claramente las reglas de anotación</text:span> de entidades y publicarla para todos los anotadores</text:p>
        </text:list-item>
        <text:list-item>
          <text:p text:style-name="P26">Implementar dinámicas de <text:span text:style-name="T26">anotación ciega o revisión por pares</text:span> para garantizar <text:span text:style-name="T30">objetividad</text:span> en las anotaciones y no introducir ruido en los datos</text:p>
        </text:list-item>
        <text:list-item>
          <text:p text:style-name="P27"><text:span text:style-name="T26">Establecer protocolos para detectar y resolver desacuerdos</text:span> entre anotadores: votación, reasignación de corpus a otros anotadores, crear un pool de expertos para resolver casos complejos, etc.</text:p>
        </text:list-item>
        <text:list-item>
          <text:p text:style-name="P27"><text:soft-page-break/><text:span text:style-name="T26">Definir el compendio de metricas cuantitativas</text:span> para decidir si una anotación tiene consenso entre anotadores y medir el resultado del modelo de anotación: Kappa de Cohen, oeficiente de Mathews, Distancia de Jaccard, etc.</text:p>
        </text:list-item>
      </text:list>
      <text:p text:style-name="P28"/>
      <text:p text:style-name="P9">Conclusiones</text:p>
      <text:p text:style-name="P9"/>
      <text:p text:style-name="P28">En esta redacción se ha resumido brevemente las principales características que debe cumplir un corpus anotado de calidad y los principales riesgos y estrategias a tener en cuenta en un procedimiento de recolección y anotado de corpus.</text:p>
      <text:p text:style-name="P28"/>
      <text:p text:style-name="P28">Se han descrito a detalle las propiedades que deben cumplirse para considerar que un corpus es de calidad y puede usarse para tareas automatizadas. Se ha profundizado en los riesgos presentes durante el proceso de construcción de un corpus mediante algun caso concreto. Tambien se han dado pautas estartegicas para acometer un proyecto de anotado con éxito.</text:p>
      <text:p text:style-name="P28"/>
      <text:p text:style-name="P28">Se ha visto que este tipo de proyectos son complejos de ejecutar y deben de establecerse cuidadosamente tanto el objetivo como el alcance de los proyectos para poder evaluar la utilidad de un corpus y poder definir una estrategia adecuada.</text:p>
      <text:p text:style-name="P24"/>
      <text:p text:style-name="P24"/>
      <text:p text:style-name="P6"/>
      <text:p text:style-name="P19"/>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eferencias</text:p>
      <text:p text:style-name="P5"/>
      <text:p text:style-name="P34"><text:span text:style-name="T18">[1] </text:span><text:span text:style-name="T20">Briscoe, T. (2011). Introduction to linguistics for natural language processing. </text:span><text:span text:style-name="T23">Computer Laboratory, Univ. Cambridge</text:span><text:span text:style-name="T20">, </text:span><text:span text:style-name="T23">4</text:span><text:span text:style-name="T20">, 25.</text:span></text:p>
      <text:p text:style-name="P34"><text:span text:style-name="T20"/></text:p>
      <text:p text:style-name="P35"><text:soft-page-break/><text:span text:style-name="T22">[2] </text:span><text:span text:style-name="T20">De Pauw, G. (2006). Developing Linguistic Corpora—A Guide to Good Practice Martin Wynne (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8T16:51:58.175040796</meta:creation-date>
    <dc:date>2022-12-08T19:56:34.499842756</dc:date>
    <meta:editing-duration>PT33M34S</meta:editing-duration>
    <meta:editing-cycles>5</meta:editing-cycles>
    <meta:generator>LibreOffice/7.3.6.2$Linux_X86_64 LibreOffice_project/30$Build-2</meta:generator>
    <meta:document-statistic meta:table-count="0" meta:image-count="0" meta:object-count="0" meta:page-count="5" meta:paragraph-count="47" meta:word-count="1079" meta:character-count="6883" meta:non-whitespace-character-count="5871"/>
  </office:meta>
</office:document-meta>
</file>